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930000008D16238826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標楷體2" fo:font-size="36pt" style:font-name-asian="標楷體2" style:font-size-asian="36pt" style:font-size-complex="36pt"/>
    </style:style>
    <style:style style:name="T2" style:family="text">
      <style:text-properties fo:color="#ffff99" style:font-name="標楷體2" fo:font-size="32pt" style:font-name-asian="標楷體2" style:font-size-asian="32pt" style:font-size-complex="32pt"/>
    </style:style>
    <style:style style:name="T3" style:family="text">
      <style:text-properties style:font-name="標楷體2" fo:font-size="24pt" style:font-name-asian="標楷體2" style:font-size-asian="24pt" style:font-size-complex="24pt"/>
    </style:style>
    <style:style style:name="T4" style:family="text">
      <style:text-properties fo:color="#ffff99" style:font-name="標楷體2" fo:font-size="24pt" style:font-name-asian="標楷體2" style:font-size-asian="24pt" style:font-size-complex="24pt"/>
    </style:style>
    <style:style style:name="T5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8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機率統計、貝式網路與馬可夫鏈》</text:span></text:p>
            <text:p text:style-name="P1"><text:span text:style-name="T1"><text:line-break/></text:span><text:span text:style-name="T1">及其在各領域的應用</text:span></text:p>
            <text:p text:style-name="P1"><text:span text:style-name="T2"/></text:p>
            <text:p text:style-name="P1"><text:span text:style-name="T3"/></text:p>
            <text:p text:style-name="P1"><text:span text:style-name="T4">陳鍾誠</text:span></text:p>
            <text:p text:style-name="P1"><text:span text:style-name="T4"/></text:p>
            <text:p text:style-name="P1"><text:span text:style-name="T4">2016</text:span><text:span text:style-name="T4">年</text:span><text:span text:style-name="T4">1</text:span><text:span text:style-name="T4">月</text:span><text:span text:style-name="T4">13</text:span><text:span text:style-name="T4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5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6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司馬中原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西洋人怕鬼</text:p>
              </text:list-item>
              <text:list-item>
                <text:p>中國人更怕鬼</text:p>
              </text:list-item>
              <text:list-item>
                <text:p>怕鬼、是人的天性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嘿嘿嘿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說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自然組學統計</text:p>
              </text:list-item>
              <text:list-item>
                <text:p>社會組也學統計</text:p>
              </text:list-item>
              <text:list-item>
                <text:p>學統計、是大學生的宿命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到底為甚麼要學統計呢？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3T07:19:30.330000000</dc:date>
    <meta:editing-duration>P1DT19H44M17S</meta:editing-duration>
    <meta:editing-cycles>439</meta:editing-cycles>
    <meta:generator>LibreOffice/4.4.1.2$Windows_x86 LibreOffice_project/45e2de17089c24a1fa810c8f975a7171ba4cd432</meta:generator>
    <meta:document-statistic meta:object-count="54"/>
  </office:meta>
</office:document-meta>
</file>